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Tahoma1" svg:font-family="Tahoma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●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○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■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●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○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■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●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○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■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●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T1" style:family="text">
      <style:text-properties style:font-name-asian="Mincho" style:font-name="Nimbus Sans L" style:font-name-complex="Tahoma"/>
    </style: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>Table test.</text:p>
      <text:p/>
      <table:table table:style-name="podTable">
        <table:table-column/>
        <table:table-column/>
        <table:table-column/>
        <table:table-row>
          <table:table-cell table:style-name="podCell">
            <text:p>Table 1 <text:line-break/></text:p>
          </table:table-cell>
          <table:table-cell table:style-name="podCell" table:number-columns-spanned="2">
            <text:p>aaaaa<text:line-break/></text:p>
          </table:table-cell>
        </table:table-row>
        <table:table-row>
          <table:table-cell table:style-name="podCell">
            <text:p>zzz <text:line-break/></text:p>
          </table:table-cell>
          <table:table-cell table:style-name="podCell">
            <table:table table:style-name="podTable">
              <table:table-column/>
              <table:table-column/>
              <table:table-row>
                <table:table-cell table:style-name="podCell">
                  <text:p>  
    
      SubTableA</text:p>
                </table:table-cell>
                <table:table-cell table:style-name="podCell">
                  <text:p>      SubTableB</text:p>
                </table:table-cell>
              </table:table-row>
              <table:table-row>
                <table:table-cell table:style-name="podCell">
                  <text:p>    
    
      SubTableC</text:p>
                </table:table-cell>
                <table:table-cell table:style-name="podCell">
                  <text:p>      SubTableD</text:p>
                </table:table-cell>
              </table:table-row>
            </table:table>
          </table:table-cell>
          <table:table-cell table:style-name="podCell">
            <text:p><text:span text:style-name="podBold">    
  

Hello</text:span> blabla</text:p>
            <table:table table:style-name="podTable">
              <table:table-column/>
              <table:table-row>
                <table:table-cell table:style-name="podCell">
                  <text:p>SubTableOneRowOneColumn</text:p>
                </table:table-cell>
              </table:table-row>
            </table:table>
            <text:p/>
          </table:table-cell>
        </table:table-row>
        <table:table-row>
          <table:table-cell table:style-name="podCell">
            <text:p>Within a <text:span text:style-name="podBold">para</text:span>graph</text:p>
          </table:table-cell>
          <table:table-cell table:style-name="podCell">
            <text:p><text:span text:style-name="podBold">Hello</text:span> non bold</text:p>
          </table:table-cell>
          <table:table-cell table:style-name="podCell">
            <text:p>Hello <text:span text:style-name="podBold">bold</text:span> not bold</text:p>
          </table:table-cell>
        </table:table-row>
      </table:table>
      <text:p/>
      <text:p><text:line-break/></text:p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Tahoma1" svg:font-family="Tahoma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US" fo:language="en" style:language-asian="zxx" style:language-complex="zxx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US" fo:language="en" fo:hyphenation-push-char-count="2" style:font-name="Nimbus Roman No9 L" style:language-asian="zxx" style:language-complex="zxx" style:font-size-asian="12pt" style:font-name-asian="DejaVu Sans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Nimbus Sans L" style:font-size-complex="14pt" style:font-name-asian="Mincho" fo:font-size="14pt" style:font-name-complex="Tahoma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ame="List" style:class="list" style:parent-style-name="Text_20_body" style:family="paragraph">
      <style:text-properties style:font-name-complex="Tahoma1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pm1">
      <style:page-layout-properties fo:margin-top="2cm" style:writing-mode="lr-tb" fo:margin-left="2cm" fo:page-width="21.59cm" style:num-format="1" style:print-orientation="portrait" style:footnote-max-height="0cm" fo:margin-bottom="2cm" fo:page-height="27.94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Gaetan Delannay</meta:initial-creator>
    <meta:creation-date>2007-08-06T12:09:45</meta:creation-date>
    <dc:creator>Gaetan Delannay</dc:creator>
    <dc:date>2008-02-20T16:17:37</dc:date>
    <dc:language>en-US</dc:language>
    <meta:editing-cycles>15</meta:editing-cycles>
    <meta:editing-duration>PT1H53M5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13" meta:character-count="69"/>
  </office:meta>
</office:document-meta>
</file>